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row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Capital</text:p>
          </table:table-cell>
        </table:table-row>
        <table:table-row>
          <table:table-cell office:value-type="string">
            <text:p>ABW</text:p>
          </table:table-cell>
          <table:table-cell office:value-type="string">
            <text:p>Aruba</text:p>
          </table:table-cell>
          <table:table-cell office:value-type="string">
            <text:p>129</text:p>
          </table:table-cell>
        </table:table-row>
        <table:table-row>
          <table:table-cell office:value-type="string">
            <text:p>AFG</text:p>
          </table:table-cell>
          <table:table-cell office:value-type="string">
            <text:p>Afghanista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GO</text:p>
          </table:table-cell>
          <table:table-cell office:value-type="string">
            <text:p>Angola</text:p>
          </table:table-cell>
          <table:table-cell office:value-type="string">
            <text:p>56</text:p>
          </table:table-cell>
        </table:table-row>
        <table:table-row>
          <table:table-cell office:value-type="string">
            <text:p>AIA</text:p>
          </table:table-cell>
          <table:table-cell office:value-type="string">
            <text:p>Anguilla</text:p>
          </table:table-cell>
          <table:table-cell office:value-type="string">
            <text:p>62</text:p>
          </table:table-cell>
        </table:table-row>
        <table:table-row>
          <table:table-cell office:value-type="string">
            <text:p>ALB</text:p>
          </table:table-cell>
          <table:table-cell office:value-type="string">
            <text:p>Albania</text:p>
          </table:table-cell>
          <table:table-cell office:value-type="string">
            <text:p>34</text:p>
          </table:table-cell>
        </table:table-row>
        <table:table-row>
          <table:table-cell office:value-type="string">
            <text:p>AND</text:p>
          </table:table-cell>
          <table:table-cell office:value-type="string">
            <text:p>Andorra</text:p>
          </table:table-cell>
          <table:table-cell office:value-type="string">
            <text:p>55</text:p>
          </table:table-cell>
        </table:table-row>
        <table:table-row>
          <table:table-cell office:value-type="string">
            <text:p>ANT</text:p>
          </table:table-cell>
          <table:table-cell office:value-type="string">
            <text:p>Netherlands Antilles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ARE</text:p>
          </table:table-cell>
          <table:table-cell office:value-type="string">
            <text:p>United Arab Emirates</text:p>
          </table:table-cell>
          <table:table-cell office:value-type="string">
            <text:p>65</text:p>
          </table:table-cell>
        </table:table-row>
        <table:table-row>
          <table:table-cell office:value-type="string">
            <text:p>ARG</text:p>
          </table:table-cell>
          <table:table-cell office:value-type="string">
            <text:p>Argentina</text:p>
          </table:table-cell>
          <table:table-cell office:value-type="string">
            <text:p>69</text:p>
          </table:table-cell>
        </table:table-row>
        <table:table-row>
          <table:table-cell office:value-type="string">
            <text:p>ARM</text:p>
          </table:table-cell>
          <table:table-cell office:value-type="string">
            <text:p>Armenia</text:p>
          </table:table-cell>
          <table:table-cell office:value-type="string">
            <text:p>126</text:p>
          </table:table-cell>
        </table:table-row>
        <table:table-row>
          <table:table-cell office:value-type="string">
            <text:p>ASM</text:p>
          </table:table-cell>
          <table:table-cell office:value-type="string">
            <text:p>American Samoa</text:p>
          </table:table-cell>
          <table:table-cell office:value-type="string">
            <text:p>54</text:p>
          </table:table-cell>
        </table:table-row>
        <table:table-row>
          <table:table-cell office:value-type="string">
            <text:p>ATA</text:p>
          </table:table-cell>
          <table:table-cell office:value-type="string">
            <text:p>Antarctica</text:p>
          </table:table-cell>
          <table:table-cell/>
        </table:table-row>
        <table:table-row>
          <table:table-cell office:value-type="string">
            <text:p>ATF</text:p>
          </table:table-cell>
          <table:table-cell office:value-type="string">
            <text:p>French Southern territories</text:p>
          </table:table-cell>
          <table:table-cell/>
        </table:table-row>
        <table:table-row>
          <table:table-cell office:value-type="string">
            <text:p>ATG</text:p>
          </table:table-cell>
          <table:table-cell office:value-type="string">
            <text:p>Antigua and Barbuda</text:p>
          </table:table-cell>
          <table:table-cell office:value-type="string">
            <text:p>63</text:p>
          </table:table-cell>
        </table:table-row>
        <table:table-row>
          <table:table-cell office:value-type="string">
            <text:p>AUS</text:p>
          </table:table-cell>
          <table:table-cell office:value-type="string">
            <text:p>Australia</text:p>
          </table:table-cell>
          <table:table-cell office:value-type="string">
            <text:p>135</text:p>
          </table:table-cell>
        </table:table-row>
        <table:table-row>
          <table:table-cell office:value-type="string">
            <text:p>AUT</text:p>
          </table:table-cell>
          <table:table-cell office:value-type="string">
            <text:p>Austria</text:p>
          </table:table-cell>
          <table:table-cell office:value-type="string">
            <text:p>1523</text:p>
          </table:table-cell>
        </table:table-row>
        <table:table-row>
          <table:table-cell office:value-type="string">
            <text:p>AZE</text:p>
          </table:table-cell>
          <table:table-cell office:value-type="string">
            <text:p>Azerbaijan</text:p>
          </table:table-cell>
          <table:table-cell office:value-type="string">
            <text:p>144</text:p>
          </table:table-cell>
        </table:table-row>
        <table:table-row>
          <table:table-cell office:value-type="string">
            <text:p>BDI</text:p>
          </table:table-cell>
          <table:table-cell office:value-type="string">
            <text:p>Burundi</text:p>
          </table:table-cell>
          <table:table-cell office:value-type="string">
            <text:p>552</text:p>
          </table:table-cell>
        </table:table-row>
        <table:table-row>
          <table:table-cell office:value-type="string">
            <text:p>BEL</text:p>
          </table:table-cell>
          <table:table-cell office:value-type="string">
            <text:p>Belgium</text:p>
          </table:table-cell>
          <table:table-cell office:value-type="string">
            <text:p>179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in</text:p>
          </table:table-cell>
          <table:table-cell office:value-type="string">
            <text:p>187</text:p>
          </table:table-cell>
        </table:table-row>
        <table:table-row>
          <table:table-cell office:value-type="string">
            <text:p>BFA</text:p>
          </table:table-cell>
          <table:table-cell office:value-type="string">
            <text:p>Burkina Faso</text:p>
          </table:table-cell>
          <table:table-cell office:value-type="string">
            <text:p>549</text:p>
          </table:table-cell>
        </table:table-row>
        <table:table-row>
          <table:table-cell office:value-type="string">
            <text:p>BGD</text:p>
          </table:table-cell>
          <table:table-cell office:value-type="string">
            <text:p>Bangladesh</text:p>
          </table:table-cell>
          <table:table-cell office:value-type="string">
            <text:p>150</text:p>
          </table:table-cell>
        </table:table-row>
        <table:table-row>
          <table:table-cell office:value-type="string">
            <text:p>BGR</text:p>
          </table:table-cell>
          <table:table-cell office:value-type="string">
            <text:p>Bulgaria</text:p>
          </table:table-cell>
          <table:table-cell office:value-type="string">
            <text:p>539</text:p>
          </table:table-cell>
        </table:table-row>
        <table:table-row>
          <table:table-cell office:value-type="string">
            <text:p>BHR</text:p>
          </table:table-cell>
          <table:table-cell office:value-type="string">
            <text:p>Bahrain</text:p>
          </table:table-cell>
          <table:table-cell office:value-type="string">
            <text:p>149</text:p>
          </table:table-cell>
        </table:table-row>
        <table:table-row>
          <table:table-cell office:value-type="string">
            <text:p>BHS</text:p>
          </table:table-cell>
          <table:table-cell office:value-type="string">
            <text:p>Bahamas</text:p>
          </table:table-cell>
          <table:table-cell office:value-type="string">
            <text:p>148</text:p>
          </table:table-cell>
        </table:table-row>
        <table:table-row>
          <table:table-cell office:value-type="string">
            <text:p>BIH</text:p>
          </table:table-cell>
          <table:table-cell office:value-type="string">
            <text:p>Bosnia and Herzegovina</text:p>
          </table:table-cell>
          <table:table-cell office:value-type="string">
            <text:p>201</text:p>
          </table:table-cell>
        </table:table-row>
        <table:table-row>
          <table:table-cell office:value-type="string">
            <text:p>BLR</text:p>
          </table:table-cell>
          <table:table-cell office:value-type="string">
            <text:p>Belarus</text:p>
          </table:table-cell>
          <table:table-cell office:value-type="string">
            <text:p>3520</text:p>
          </table:table-cell>
        </table:table-row>
        <table:table-row>
          <table:table-cell office:value-type="string">
            <text:p>BLZ</text:p>
          </table:table-cell>
          <table:table-cell office:value-type="string">
            <text:p>Belize</text:p>
          </table:table-cell>
          <table:table-cell office:value-type="string">
            <text:p>185</text:p>
          </table:table-cell>
        </table:table-row>
        <table:table-row>
          <table:table-cell office:value-type="string">
            <text:p>BMU</text:p>
          </table:table-cell>
          <table:table-cell office:value-type="string">
            <text:p>Bermuda</text:p>
          </table:table-cell>
          <table:table-cell office:value-type="string">
            <text:p>191</text:p>
          </table:table-cell>
        </table:table-row>
        <table:table-row>
          <table:table-cell office:value-type="string">
            <text:p>BOL</text:p>
          </table:table-cell>
          <table:table-cell office:value-type="string">
            <text:p>Bolivia</text:p>
          </table:table-cell>
          <table:table-cell office:value-type="string">
            <text:p>194</text:p>
          </table:table-cell>
        </table:table-row>
        <table:table-row>
          <table:table-cell office:value-type="string">
            <text:p>BRA</text:p>
          </table:table-cell>
          <table:table-cell office:value-type="string">
            <text:p>Brazil</text:p>
          </table:table-cell>
          <table:table-cell office:value-type="string">
            <text:p>211</text:p>
          </table:table-cell>
        </table:table-row>
        <table:table-row>
          <table:table-cell office:value-type="string">
            <text:p>BRB</text:p>
          </table:table-cell>
          <table:table-cell office:value-type="string">
            <text:p>Barbados</text:p>
          </table:table-cell>
          <table:table-cell office:value-type="string">
            <text:p>174</text:p>
          </table:table-cell>
        </table:table-row>
        <table:table-row>
          <table:table-cell office:value-type="string">
            <text:p>BRN</text:p>
          </table:table-cell>
          <table:table-cell office:value-type="string">
            <text:p>Brunei</text:p>
          </table:table-cell>
          <table:table-cell office:value-type="string">
            <text:p>538</text:p>
          </table:table-cell>
        </table:table-row>
        <table:table-row>
          <table:table-cell office:value-type="string">
            <text:p>BTN</text:p>
          </table:table-cell>
          <table:table-cell office:value-type="string">
            <text:p>Bhutan</text:p>
          </table:table-cell>
          <table:table-cell office:value-type="string">
            <text:p>192</text:p>
          </table:table-cell>
        </table:table-row>
        <table:table-row>
          <table:table-cell office:value-type="string">
            <text:p>BVT</text:p>
          </table:table-cell>
          <table:table-cell office:value-type="string">
            <text:p>Bouvet Island</text:p>
          </table:table-cell>
          <table:table-cell/>
        </table:table-row>
        <table:table-row>
          <table:table-cell office:value-type="string">
            <text:p>BWA</text:p>
          </table:table-cell>
          <table:table-cell office:value-type="string">
            <text:p>Botswana</text:p>
          </table:table-cell>
          <table:table-cell office:value-type="string">
            <text:p>204</text:p>
          </table:table-cell>
        </table:table-row>
        <table:table-row>
          <table:table-cell office:value-type="string">
            <text:p>CAF</text:p>
          </table:table-cell>
          <table:table-cell office:value-type="string">
            <text:p>Central African Republic</text:p>
          </table:table-cell>
          <table:table-cell office:value-type="string">
            <text:p>1889</text:p>
          </table:table-cell>
        </table:table-row>
        <table:table-row>
          <table:table-cell office:value-type="string">
            <text:p>CAN</text:p>
          </table:table-cell>
          <table:table-cell office:value-type="string">
            <text:p>Canada</text:p>
          </table:table-cell>
          <table:table-cell office:value-type="string">
            <text:p>1822</text:p>
          </table:table-cell>
        </table:table-row>
        <table:table-row>
          <table:table-cell office:value-type="string">
            <text:p>CCK</text:p>
          </table:table-cell>
          <table:table-cell office:value-type="string">
            <text:p>Cocos (Keeling) Islands</text:p>
          </table:table-cell>
          <table:table-cell office:value-type="string">
            <text:p>2317</text:p>
          </table:table-cell>
        </table:table-row>
        <table:table-row>
          <table:table-cell office:value-type="string">
            <text:p>CHE</text:p>
          </table:table-cell>
          <table:table-cell office:value-type="string">
            <text:p>Switzerland</text:p>
          </table:table-cell>
          <table:table-cell office:value-type="string">
            <text:p>3248</text:p>
          </table:table-cell>
        </table:table-row>
        <table:table-row>
          <table:table-cell office:value-type="string">
            <text:p>CHL</text:p>
          </table:table-cell>
          <table:table-cell office:value-type="string">
            <text:p>Chile</text:p>
          </table:table-cell>
          <table:table-cell office:value-type="string">
            <text:p>554</text:p>
          </table:table-cell>
        </table:table-row>
        <table:table-row>
          <table:table-cell office:value-type="string">
            <text:p>CHN</text:p>
          </table:table-cell>
          <table:table-cell office:value-type="string">
            <text:p>China</text:p>
          </table:table-cell>
          <table:table-cell office:value-type="string">
            <text:p>1891</text:p>
          </table:table-cell>
        </table:table-row>
        <table:table-row>
          <table:table-cell office:value-type="string">
            <text:p>CIV</text:p>
          </table:table-cell>
          <table:table-cell office:value-type="string">
            <text:p>Côte dIvoire</text:p>
          </table:table-cell>
          <table:table-cell office:value-type="string">
            <text:p>2814</text:p>
          </table:table-cell>
        </table:table-row>
        <table:table-row>
          <table:table-cell office:value-type="string">
            <text:p>CMR</text:p>
          </table:table-cell>
          <table:table-cell office:value-type="string">
            <text:p>Cameroon</text:p>
          </table:table-cell>
          <table:table-cell office:value-type="string">
            <text:p>1804</text:p>
          </table:table-cell>
        </table:table-row>
        <table:table-row>
          <table:table-cell office:value-type="string">
            <text:p>COD</text:p>
          </table:table-cell>
          <table:table-cell office:value-type="string">
            <text:p>Congo, The Democratic Republic of the</text:p>
          </table:table-cell>
          <table:table-cell office:value-type="string">
            <text:p>2298</text:p>
          </table:table-cell>
        </table:table-row>
        <table:table-row>
          <table:table-cell office:value-type="string">
            <text:p>COG</text:p>
          </table:table-cell>
          <table:table-cell office:value-type="string">
            <text:p>Congo</text:p>
          </table:table-cell>
          <table:table-cell office:value-type="string">
            <text:p>2296</text:p>
          </table:table-cell>
        </table:table-row>
        <table:table-row>
          <table:table-cell office:value-type="string">
            <text:p>COK</text:p>
          </table:table-cell>
          <table:table-cell office:value-type="string">
            <text:p>Cook Islands</text:p>
          </table:table-cell>
          <table:table-cell office:value-type="string">
            <text:p>583</text:p>
          </table:table-cell>
        </table:table-row>
        <table:table-row>
          <table:table-cell office:value-type="string">
            <text:p>COL</text:p>
          </table:table-cell>
          <table:table-cell office:value-type="string">
            <text:p>Colombia</text:p>
          </table:table-cell>
          <table:table-cell office:value-type="string">
            <text:p>2257</text:p>
          </table:table-cell>
        </table:table-row>
        <table:table-row>
          <table:table-cell office:value-type="string">
            <text:p>COM</text:p>
          </table:table-cell>
          <table:table-cell office:value-type="string">
            <text:p>Comoros</text:p>
          </table:table-cell>
          <table:table-cell office:value-type="string">
            <text:p>2295</text:p>
          </table:table-cell>
        </table:table-row>
        <table:table-row>
          <table:table-cell office:value-type="string">
            <text:p>CPV</text:p>
          </table:table-cell>
          <table:table-cell office:value-type="string">
            <text:p>Cape Verde</text:p>
          </table:table-cell>
          <table:table-cell office:value-type="string">
            <text:p>1859</text:p>
          </table:table-cell>
        </table:table-row>
        <table:table-row>
          <table:table-cell office:value-type="string">
            <text:p>CRI</text:p>
          </table:table-cell>
          <table:table-cell office:value-type="string">
            <text:p>Costa Rica</text:p>
          </table:table-cell>
          <table:table-cell office:value-type="string">
            <text:p>584</text:p>
          </table:table-cell>
        </table:table-row>
        <table:table-row>
          <table:table-cell office:value-type="string">
            <text:p>CUB</text:p>
          </table:table-cell>
          <table:table-cell office:value-type="string">
            <text:p>Cuba</text:p>
          </table:table-cell>
          <table:table-cell office:value-type="string">
            <text:p>2413</text:p>
          </table:table-cell>
        </table:table-row>
        <table:table-row>
          <table:table-cell office:value-type="string">
            <text:p>CXR</text:p>
          </table:table-cell>
          <table:table-cell office:value-type="string">
            <text:p>Christmas Island</text:p>
          </table:table-cell>
          <table:table-cell office:value-type="string">
            <text:p>1791</text:p>
          </table:table-cell>
        </table:table-row>
        <table:table-row>
          <table:table-cell office:value-type="string">
            <text:p>CYM</text:p>
          </table:table-cell>
          <table:table-cell office:value-type="string">
            <text:p>Cayman Islands</text:p>
          </table:table-cell>
          <table:table-cell office:value-type="string">
            <text:p>553</text:p>
          </table:table-cell>
        </table:table-row>
        <table:table-row>
          <table:table-cell office:value-type="string">
            <text:p>CYP</text:p>
          </table:table-cell>
          <table:table-cell office:value-type="string">
            <text:p>Cyprus</text:p>
          </table:table-cell>
          <table:table-cell office:value-type="string">
            <text:p>2430</text:p>
          </table:table-cell>
        </table:table-row>
        <table:table-row>
          <table:table-cell office:value-type="string">
            <text:p>CZE</text:p>
          </table:table-cell>
          <table:table-cell office:value-type="string">
            <text:p>Czech Republic</text:p>
          </table:table-cell>
          <table:table-cell office:value-type="string">
            <text:p>3339</text:p>
          </table:table-cell>
        </table:table-row>
        <table:table-row>
          <table:table-cell office:value-type="string">
            <text:p>DEU</text:p>
          </table:table-cell>
          <table:table-cell office:value-type="string">
            <text:p>Germany</text:p>
          </table:table-cell>
          <table:table-cell office:value-type="string">
            <text:p>3068</text:p>
          </table:table-cell>
        </table:table-row>
        <table:table-row>
          <table:table-cell office:value-type="string">
            <text:p>DJI</text:p>
          </table:table-cell>
          <table:table-cell office:value-type="string">
            <text:p>Djibouti</text:p>
          </table:table-cell>
          <table:table-cell office:value-type="string">
            <text:p>585</text:p>
          </table:table-cell>
        </table:table-row>
        <table:table-row>
          <table:table-cell office:value-type="string">
            <text:p>DMA</text:p>
          </table:table-cell>
          <table:table-cell office:value-type="string">
            <text:p>Dominica</text:p>
          </table:table-cell>
          <table:table-cell office:value-type="string">
            <text:p>586</text:p>
          </table:table-cell>
        </table:table-row>
        <table:table-row>
          <table:table-cell office:value-type="string">
            <text:p>DNK</text:p>
          </table:table-cell>
          <table:table-cell office:value-type="string">
            <text:p>Denmark</text:p>
          </table:table-cell>
          <table:table-cell office:value-type="string">
            <text:p>3315</text:p>
          </table:table-cell>
        </table:table-row>
        <table:table-row>
          <table:table-cell office:value-type="string">
            <text:p>DOM</text:p>
          </table:table-cell>
          <table:table-cell office:value-type="string">
            <text:p>Dominican Republic</text:p>
          </table:table-cell>
          <table:table-cell office:value-type="string">
            <text:p>587</text:p>
          </table:table-cell>
        </table:table-row>
        <table:table-row>
          <table:table-cell office:value-type="string">
            <text:p>DZA</text:p>
          </table:table-cell>
          <table:table-cell office:value-type="string">
            <text:p>Algeria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ECU</text:p>
          </table:table-cell>
          <table:table-cell office:value-type="string">
            <text:p>Ecuador</text:p>
          </table:table-cell>
          <table:table-cell office:value-type="string">
            <text:p>594</text:p>
          </table:table-cell>
        </table:table-row>
        <table:table-row>
          <table:table-cell office:value-type="string">
            <text:p>EGY</text:p>
          </table:table-cell>
          <table:table-cell office:value-type="string">
            <text:p>Egypt</text:p>
          </table:table-cell>
          <table:table-cell office:value-type="string">
            <text:p>608</text:p>
          </table:table-cell>
        </table:table-row>
        <table:table-row>
          <table:table-cell office:value-type="string">
            <text:p>ERI</text:p>
          </table:table-cell>
          <table:table-cell office:value-type="string">
            <text:p>Eritrea</text:p>
          </table:table-cell>
          <table:table-cell office:value-type="string">
            <text:p>652</text:p>
          </table:table-cell>
        </table:table-row>
        <table:table-row>
          <table:table-cell office:value-type="string">
            <text:p>ESH</text:p>
          </table:table-cell>
          <table:table-cell office:value-type="string">
            <text:p>Western Sahara</text:p>
          </table:table-cell>
          <table:table-cell office:value-type="string">
            <text:p>2453</text:p>
          </table:table-cell>
        </table:table-row>
        <table:table-row>
          <table:table-cell office:value-type="string">
            <text:p>ESP</text:p>
          </table:table-cell>
          <table:table-cell office:value-type="string">
            <text:p>Spain</text:p>
          </table:table-cell>
          <table:table-cell office:value-type="string">
            <text:p>653</text:p>
          </table:table-cell>
        </table:table-row>
        <table:table-row>
          <table:table-cell office:value-type="string">
            <text:p>EST</text:p>
          </table:table-cell>
          <table:table-cell office:value-type="string">
            <text:p>Estonia</text:p>
          </table:table-cell>
          <table:table-cell office:value-type="string">
            <text:p>3791</text:p>
          </table:table-cell>
        </table:table-row>
        <table:table-row>
          <table:table-cell office:value-type="string">
            <text:p>ETH</text:p>
          </table:table-cell>
          <table:table-cell office:value-type="string">
            <text:p>Ethiopia</text:p>
          </table:table-cell>
          <table:table-cell office:value-type="string">
            <text:p>756</text:p>
          </table:table-cell>
        </table:table-row>
        <table:table-row>
          <table:table-cell office:value-type="string">
            <text:p>FIN</text:p>
          </table:table-cell>
          <table:table-cell office:value-type="string">
            <text:p>Finland</text:p>
          </table:table-cell>
          <table:table-cell office:value-type="string">
            <text:p>3236</text:p>
          </table:table-cell>
        </table:table-row>
        <table:table-row>
          <table:table-cell office:value-type="string">
            <text:p>FJI</text:p>
          </table:table-cell>
          <table:table-cell office:value-type="string">
            <text:p>Fiji Islands</text:p>
          </table:table-cell>
          <table:table-cell office:value-type="string">
            <text:p>764</text:p>
          </table:table-cell>
        </table:table-row>
        <table:table-row>
          <table:table-cell office:value-type="string">
            <text:p>FLK</text:p>
          </table:table-cell>
          <table:table-cell office:value-type="string">
            <text:p>Falkland Islands</text:p>
          </table:table-cell>
          <table:table-cell office:value-type="string">
            <text:p>763</text:p>
          </table:table-cell>
        </table:table-row>
        <table:table-row>
          <table:table-cell office:value-type="string">
            <text:p>FRA</text:p>
          </table:table-cell>
          <table:table-cell office:value-type="string">
            <text:p>France</text:p>
          </table:table-cell>
          <table:table-cell office:value-type="string">
            <text:p>2974</text:p>
          </table:table-cell>
        </table:table-row>
        <table:table-row>
          <table:table-cell office:value-type="string">
            <text:p>FRO</text:p>
          </table:table-cell>
          <table:table-cell office:value-type="string">
            <text:p>Faroe Islands</text:p>
          </table:table-cell>
          <table:table-cell office:value-type="string">
            <text:p>901</text:p>
          </table:table-cell>
        </table:table-row>
        <table:table-row>
          <table:table-cell office:value-type="string">
            <text:p>FSM</text:p>
          </table:table-cell>
          <table:table-cell office:value-type="string">
            <text:p>Micronesia, Federated States of</text:p>
          </table:table-cell>
          <table:table-cell office:value-type="string">
            <text:p>2689</text:p>
          </table:table-cell>
        </table:table-row>
        <table:table-row>
          <table:table-cell office:value-type="string">
            <text:p>GAB</text:p>
          </table:table-cell>
          <table:table-cell office:value-type="string">
            <text:p>Gabon</text:p>
          </table:table-cell>
          <table:table-cell office:value-type="string">
            <text:p>902</text:p>
          </table:table-cell>
        </table:table-row>
        <table:table-row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456</text:p>
          </table:table-cell>
        </table:table-row>
        <table:table-row>
          <table:table-cell office:value-type="string">
            <text:p>GEO</text:p>
          </table:table-cell>
          <table:table-cell office:value-type="string">
            <text:p>Georgia</text:p>
          </table:table-cell>
          <table:table-cell office:value-type="string">
            <text:p>905</text:p>
          </table:table-cell>
        </table:table-row>
        <table:table-row>
          <table:table-cell office:value-type="string">
            <text:p>GHA</text:p>
          </table:table-cell>
          <table:table-cell office:value-type="string">
            <text:p>Ghana</text:p>
          </table:table-cell>
          <table:table-cell office:value-type="string">
            <text:p>910</text:p>
          </table:table-cell>
        </table:table-row>
        <table:table-row>
          <table:table-cell office:value-type="string">
            <text:p>GIB</text:p>
          </table:table-cell>
          <table:table-cell office:value-type="string">
            <text:p>Gibraltar</text:p>
          </table:table-cell>
          <table:table-cell office:value-type="string">
            <text:p>915</text:p>
          </table:table-cell>
        </table:table-row>
        <table:table-row>
          <table:table-cell office:value-type="string">
            <text:p>GIN</text:p>
          </table:table-cell>
          <table:table-cell office:value-type="string">
            <text:p>Guinea</text:p>
          </table:table-cell>
          <table:table-cell office:value-type="string">
            <text:p>926</text:p>
          </table:table-cell>
        </table:table-row>
        <table:table-row>
          <table:table-cell office:value-type="string">
            <text:p>GLP</text:p>
          </table:table-cell>
          <table:table-cell office:value-type="string">
            <text:p>Guadeloupe</text:p>
          </table:table-cell>
          <table:table-cell office:value-type="string">
            <text:p>919</text:p>
          </table:table-cell>
        </table:table-row>
        <table:table-row>
          <table:table-cell office:value-type="string">
            <text:p>GMB</text:p>
          </table:table-cell>
          <table:table-cell office:value-type="string">
            <text:p>Gambia</text:p>
          </table:table-cell>
          <table:table-cell office:value-type="string">
            <text:p>904</text:p>
          </table:table-cell>
        </table:table-row>
        <table:table-row>
          <table:table-cell office:value-type="string">
            <text:p>GNB</text:p>
          </table:table-cell>
          <table:table-cell office:value-type="string">
            <text:p>Guinea-Bissau</text:p>
          </table:table-cell>
          <table:table-cell office:value-type="string">
            <text:p>927</text:p>
          </table:table-cell>
        </table:table-row>
        <table:table-row>
          <table:table-cell office:value-type="string">
            <text:p>GNQ</text:p>
          </table:table-cell>
          <table:table-cell office:value-type="string">
            <text:p>Equatorial Guinea</text:p>
          </table:table-cell>
          <table:table-cell office:value-type="string">
            <text:p>2972</text:p>
          </table:table-cell>
        </table:table-row>
        <table:table-row>
          <table:table-cell office:value-type="string">
            <text:p>GRC</text:p>
          </table:table-cell>
          <table:table-cell office:value-type="string">
            <text:p>Greece</text:p>
          </table:table-cell>
          <table:table-cell office:value-type="string">
            <text:p>2401</text:p>
          </table:table-cell>
        </table:table-row>
        <table:table-row>
          <table:table-cell office:value-type="string">
            <text:p>GRD</text:p>
          </table:table-cell>
          <table:table-cell office:value-type="string">
            <text:p>Grenada</text:p>
          </table:table-cell>
          <table:table-cell office:value-type="string">
            <text:p>916</text:p>
          </table:table-cell>
        </table:table-row>
        <table:table-row>
          <table:table-cell office:value-type="string">
            <text:p>GRL</text:p>
          </table:table-cell>
          <table:table-cell office:value-type="string">
            <text:p>Greenland</text:p>
          </table:table-cell>
          <table:table-cell office:value-type="string">
            <text:p>917</text:p>
          </table:table-cell>
        </table:table-row>
        <table:table-row>
          <table:table-cell office:value-type="string">
            <text:p>GTM</text:p>
          </table:table-cell>
          <table:table-cell office:value-type="string">
            <text:p>Guatemala</text:p>
          </table:table-cell>
          <table:table-cell office:value-type="string">
            <text:p>922</text:p>
          </table:table-cell>
        </table:table-row>
        <table:table-row>
          <table:table-cell office:value-type="string">
            <text:p>GUF</text:p>
          </table:table-cell>
          <table:table-cell office:value-type="string">
            <text:p>French Guiana</text:p>
          </table:table-cell>
          <table:table-cell office:value-type="string">
            <text:p>3014</text:p>
          </table:table-cell>
        </table:table-row>
        <table:table-row>
          <table:table-cell office:value-type="string">
            <text:p>GUM</text:p>
          </table:table-cell>
          <table:table-cell office:value-type="string">
            <text:p>Guam</text:p>
          </table:table-cell>
          <table:table-cell office:value-type="string">
            <text:p>921</text:p>
          </table:table-cell>
        </table:table-row>
        <table:table-row>
          <table:table-cell office:value-type="string">
            <text:p>GUY</text:p>
          </table:table-cell>
          <table:table-cell office:value-type="string">
            <text:p>Guyana</text:p>
          </table:table-cell>
          <table:table-cell office:value-type="string">
            <text:p>928</text:p>
          </table:table-cell>
        </table:table-row>
        <table:table-row>
          <table:table-cell office:value-type="string">
            <text:p>HKG</text:p>
          </table:table-cell>
          <table:table-cell office:value-type="string">
            <text:p>Hong Kong</text:p>
          </table:table-cell>
          <table:table-cell office:value-type="string">
            <text:p>937</text:p>
          </table:table-cell>
        </table:table-row>
        <table:table-row>
          <table:table-cell office:value-type="string">
            <text:p>HMD</text:p>
          </table:table-cell>
          <table:table-cell office:value-type="string">
            <text:p>Heard Island and McDonald Islands</text:p>
          </table:table-cell>
          <table:table-cell/>
        </table:table-row>
        <table:table-row>
          <table:table-cell office:value-type="string">
            <text:p>HND</text:p>
          </table:table-cell>
          <table:table-cell office:value-type="string">
            <text:p>Honduras</text:p>
          </table:table-cell>
          <table:table-cell office:value-type="string">
            <text:p>933</text:p>
          </table:table-cell>
        </table:table-row>
        <table:table-row>
          <table:table-cell office:value-type="string">
            <text:p>HRV</text:p>
          </table:table-cell>
          <table:table-cell office:value-type="string">
            <text:p>Croatia</text:p>
          </table:table-cell>
          <table:table-cell office:value-type="string">
            <text:p>2409</text:p>
          </table:table-cell>
        </table:table-row>
        <table:table-row>
          <table:table-cell office:value-type="string">
            <text:p>HTI</text:p>
          </table:table-cell>
          <table:table-cell office:value-type="string">
            <text:p>Haiti</text:p>
          </table:table-cell>
          <table:table-cell office:value-type="string">
            <text:p>929</text:p>
          </table:table-cell>
        </table:table-row>
        <table:table-row>
          <table:table-cell office:value-type="string">
            <text:p>HUN</text:p>
          </table:table-cell>
          <table:table-cell office:value-type="string">
            <text:p>Hungary</text:p>
          </table:table-cell>
          <table:table-cell office:value-type="string">
            <text:p>3483</text:p>
          </table:table-cell>
        </table:table-row>
        <table:table-row>
          <table:table-cell office:value-type="string">
            <text:p>IDN</text:p>
          </table:table-cell>
          <table:table-cell office:value-type="string">
            <text:p>Indonesia</text:p>
          </table:table-cell>
          <table:table-cell office:value-type="string">
            <text:p>939</text:p>
          </table:table-cell>
        </table:table-row>
        <table:table-row>
          <table:table-cell office:value-type="string">
            <text:p>IND</text:p>
          </table:table-cell>
          <table:table-cell office:value-type="string">
            <text:p>India</text:p>
          </table:table-cell>
          <table:table-cell office:value-type="string">
            <text:p>1109</text:p>
          </table:table-cell>
        </table:table-row>
        <table:table-row>
          <table:table-cell office:value-type="string">
            <text:p>IOT</text:p>
          </table:table-cell>
          <table:table-cell office:value-type="string">
            <text:p>British Indian Ocean Territory</text:p>
          </table:table-cell>
          <table:table-cell/>
        </table:table-row>
        <table:table-row>
          <table:table-cell office:value-type="string">
            <text:p>IRL</text:p>
          </table:table-cell>
          <table:table-cell office:value-type="string">
            <text:p>Ireland</text:p>
          </table:table-cell>
          <table:table-cell office:value-type="string">
            <text:p>1447</text:p>
          </table:table-cell>
        </table:table-row>
        <table:table-row>
          <table:table-cell office:value-type="string">
            <text:p>IRN</text:p>
          </table:table-cell>
          <table:table-cell office:value-type="string">
            <text:p>Iran</text:p>
          </table:table-cell>
          <table:table-cell office:value-type="string">
            <text:p>1380</text:p>
          </table:table-cell>
        </table:table-row>
        <table:table-row>
          <table:table-cell office:value-type="string">
            <text:p>IRQ</text:p>
          </table:table-cell>
          <table:table-cell office:value-type="string">
            <text:p>Iraq</text:p>
          </table:table-cell>
          <table:table-cell office:value-type="string">
            <text:p>1365</text:p>
          </table:table-cell>
        </table:table-row>
        <table:table-row>
          <table:table-cell office:value-type="string">
            <text:p>ISL</text:p>
          </table:table-cell>
          <table:table-cell office:value-type="string">
            <text:p>Iceland</text:p>
          </table:table-cell>
          <table:table-cell office:value-type="string">
            <text:p>1449</text:p>
          </table:table-cell>
        </table:table-row>
        <table:table-row>
          <table:table-cell office:value-type="string">
            <text:p>ISR</text:p>
          </table:table-cell>
          <table:table-cell office:value-type="string">
            <text:p>Israel</text:p>
          </table:table-cell>
          <table:table-cell office:value-type="string">
            <text:p>1450</text:p>
          </table:table-cell>
        </table:table-row>
        <table:table-row>
          <table:table-cell office:value-type="string">
            <text:p>ITA</text:p>
          </table:table-cell>
          <table:table-cell office:value-type="string">
            <text:p>Italy</text:p>
          </table:table-cell>
          <table:table-cell office:value-type="string">
            <text:p>1464</text:p>
          </table:table-cell>
        </table:table-row>
        <table:table-row>
          <table:table-cell office:value-type="string">
            <text:p>JAM</text:p>
          </table:table-cell>
          <table:table-cell office:value-type="string">
            <text:p>Jamaica</text:p>
          </table:table-cell>
          <table:table-cell office:value-type="string">
            <text:p>1530</text:p>
          </table:table-cell>
        </table:table-row>
        <table:table-row>
          <table:table-cell office:value-type="string">
            <text:p>JOR</text:p>
          </table:table-cell>
          <table:table-cell office:value-type="string">
            <text:p>Jordan</text:p>
          </table:table-cell>
          <table:table-cell office:value-type="string">
            <text:p>1786</text:p>
          </table:table-cell>
        </table:table-row>
        <table:table-row>
          <table:table-cell office:value-type="string">
            <text:p>JPN</text:p>
          </table:table-cell>
          <table:table-cell office:value-type="string">
            <text:p>Japan</text:p>
          </table:table-cell>
          <table:table-cell office:value-type="string">
            <text:p>1532</text:p>
          </table:table-cell>
        </table:table-row>
        <table:table-row>
          <table:table-cell office:value-type="string">
            <text:p>KAZ</text:p>
          </table:table-cell>
          <table:table-cell office:value-type="string">
            <text:p>Kazakstan</text:p>
          </table:table-cell>
          <table:table-cell office:value-type="string">
            <text:p>1864</text:p>
          </table:table-cell>
        </table:table-row>
        <table:table-row>
          <table:table-cell office:value-type="string">
            <text:p>KEN</text:p>
          </table:table-cell>
          <table:table-cell office:value-type="string">
            <text:p>Kenya</text:p>
          </table:table-cell>
          <table:table-cell office:value-type="string">
            <text:p>1881</text:p>
          </table:table-cell>
        </table:table-row>
        <table:table-row>
          <table:table-cell office:value-type="string">
            <text:p>KGZ</text:p>
          </table:table-cell>
          <table:table-cell office:value-type="string">
            <text:p>Kyrgyzstan</text:p>
          </table:table-cell>
          <table:table-cell office:value-type="string">
            <text:p>2253</text:p>
          </table:table-cell>
        </table:table-row>
        <table:table-row>
          <table:table-cell office:value-type="string">
            <text:p>KHM</text:p>
          </table:table-cell>
          <table:table-cell office:value-type="string">
            <text:p>Cambodia</text:p>
          </table:table-cell>
          <table:table-cell office:value-type="string">
            <text:p>1800</text:p>
          </table:table-cell>
        </table:table-row>
        <table:table-row>
          <table:table-cell office:value-type="string">
            <text:p>KIR</text:p>
          </table:table-cell>
          <table:table-cell office:value-type="string">
            <text:p>Kiribati</text:p>
          </table:table-cell>
          <table:table-cell office:value-type="string">
            <text:p>2256</text:p>
          </table:table-cell>
        </table:table-row>
        <table:table-row>
          <table:table-cell office:value-type="string">
            <text:p>KNA</text:p>
          </table:table-cell>
          <table:table-cell office:value-type="string">
            <text:p>Saint Kitts and Nevis</text:p>
          </table:table-cell>
          <table:table-cell office:value-type="string">
            <text:p>3064</text:p>
          </table:table-cell>
        </table:table-row>
        <table:table-row>
          <table:table-cell office:value-type="string">
            <text:p>KOR</text:p>
          </table:table-cell>
          <table:table-cell office:value-type="string">
            <text:p>South Korea</text:p>
          </table:table-cell>
          <table:table-cell office:value-type="string">
            <text:p>2331</text:p>
          </table:table-cell>
        </table:table-row>
        <table:table-row>
          <table:table-cell office:value-type="string">
            <text:p>KWT</text:p>
          </table:table-cell>
          <table:table-cell office:value-type="string">
            <text:p>Kuwait</text:p>
          </table:table-cell>
          <table:table-cell office:value-type="string">
            <text:p>2429</text:p>
          </table:table-cell>
        </table:table-row>
        <table:table-row>
          <table:table-cell office:value-type="string">
            <text:p>LAO</text:p>
          </table:table-cell>
          <table:table-cell office:value-type="string">
            <text:p>Laos</text:p>
          </table:table-cell>
          <table:table-cell office:value-type="string">
            <text:p>2432</text:p>
          </table:table-cell>
        </table:table-row>
        <table:table-row>
          <table:table-cell office:value-type="string">
            <text:p>LBN</text:p>
          </table:table-cell>
          <table:table-cell office:value-type="string">
            <text:p>Lebanon</text:p>
          </table:table-cell>
          <table:table-cell office:value-type="string">
            <text:p>2438</text:p>
          </table:table-cell>
        </table:table-row>
        <table:table-row>
          <table:table-cell office:value-type="string">
            <text:p>LBR</text:p>
          </table:table-cell>
          <table:table-cell office:value-type="string">
            <text:p>Liberia</text:p>
          </table:table-cell>
          <table:table-cell office:value-type="string">
            <text:p>2440</text:p>
          </table:table-cell>
        </table:table-row>
        <table:table-row>
          <table:table-cell office:value-type="string">
            <text:p>LBY</text:p>
          </table:table-cell>
          <table:table-cell office:value-type="string">
            <text:p>Libyan Arab Jamahiriya</text:p>
          </table:table-cell>
          <table:table-cell office:value-type="string">
            <text:p>2441</text:p>
          </table:table-cell>
        </table:table-row>
        <table:table-row>
          <table:table-cell office:value-type="string">
            <text:p>LCA</text:p>
          </table:table-cell>
          <table:table-cell office:value-type="string">
            <text:p>Saint Lucia</text:p>
          </table:table-cell>
          <table:table-cell office:value-type="string">
            <text:p>3065</text:p>
          </table:table-cell>
        </table:table-row>
        <table:table-row>
          <table:table-cell office:value-type="string">
            <text:p>LIE</text:p>
          </table:table-cell>
          <table:table-cell office:value-type="string">
            <text:p>Liechtenstein</text:p>
          </table:table-cell>
          <table:table-cell office:value-type="string">
            <text:p>2446</text:p>
          </table:table-cell>
        </table:table-row>
        <table:table-row>
          <table:table-cell office:value-type="string">
            <text:p>LKA</text:p>
          </table:table-cell>
          <table:table-cell office:value-type="string">
            <text:p>Sri Lanka</text:p>
          </table:table-cell>
          <table:table-cell office:value-type="string">
            <text:p>3217</text:p>
          </table:table-cell>
        </table:table-row>
        <table:table-row>
          <table:table-cell office:value-type="string">
            <text:p>LSO</text:p>
          </table:table-cell>
          <table:table-cell office:value-type="string">
            <text:p>Lesotho</text:p>
          </table:table-cell>
          <table:table-cell office:value-type="string">
            <text:p>2437</text:p>
          </table:table-cell>
        </table:table-row>
        <table:table-row>
          <table:table-cell office:value-type="string">
            <text:p>LTU</text:p>
          </table:table-cell>
          <table:table-cell office:value-type="string">
            <text:p>Lithuania</text:p>
          </table:table-cell>
          <table:table-cell office:value-type="string">
            <text:p>2447</text:p>
          </table:table-cell>
        </table:table-row>
        <table:table-row>
          <table:table-cell office:value-type="string">
            <text:p>LUX</text:p>
          </table:table-cell>
          <table:table-cell office:value-type="string">
            <text:p>Luxembourg</text:p>
          </table:table-cell>
          <table:table-cell office:value-type="string">
            <text:p>2452</text:p>
          </table:table-cell>
        </table:table-row>
        <table:table-row>
          <table:table-cell office:value-type="string">
            <text:p>LVA</text:p>
          </table:table-cell>
          <table:table-cell office:value-type="string">
            <text:p>Latvia</text:p>
          </table:table-cell>
          <table:table-cell office:value-type="string">
            <text:p>2434</text:p>
          </table:table-cell>
        </table:table-row>
        <table:table-row>
          <table:table-cell office:value-type="string">
            <text:p>MAC</text:p>
          </table:table-cell>
          <table:table-cell office:value-type="string">
            <text:p>Macao</text:p>
          </table:table-cell>
          <table:table-cell office:value-type="string">
            <text:p>2454</text:p>
          </table:table-cell>
        </table:table-row>
        <table:table-row>
          <table:table-cell office:value-type="string">
            <text:p>MAR</text:p>
          </table:table-cell>
          <table:table-cell office:value-type="string">
            <text:p>Morocco</text:p>
          </table:table-cell>
          <table:table-cell office:value-type="string">
            <text:p>2486</text:p>
          </table:table-cell>
        </table:table-row>
        <table:table-row>
          <table:table-cell office:value-type="string">
            <text:p>MCO</text:p>
          </table:table-cell>
          <table:table-cell office:value-type="string">
            <text:p>Monaco</text:p>
          </table:table-cell>
          <table:table-cell office:value-type="string">
            <text:p>2695</text:p>
          </table:table-cell>
        </table:table-row>
        <table:table-row>
          <table:table-cell office:value-type="string">
            <text:p>MDA</text:p>
          </table:table-cell>
          <table:table-cell office:value-type="string">
            <text:p>Moldova</text:p>
          </table:table-cell>
          <table:table-cell office:value-type="string">
            <text:p>2690</text:p>
          </table:table-cell>
        </table:table-row>
        <table:table-row>
          <table:table-cell office:value-type="string">
            <text:p>MDG</text:p>
          </table:table-cell>
          <table:table-cell office:value-type="string">
            <text:p>Madagascar</text:p>
          </table:table-cell>
          <table:table-cell office:value-type="string">
            <text:p>2455</text:p>
          </table:table-cell>
        </table:table-row>
        <table:table-row>
          <table:table-cell office:value-type="string">
            <text:p>MDV</text:p>
          </table:table-cell>
          <table:table-cell office:value-type="string">
            <text:p>Maldives</text:p>
          </table:table-cell>
          <table:table-cell office:value-type="string">
            <text:p>2463</text:p>
          </table:table-cell>
        </table:table-row>
        <table:table-row>
          <table:table-cell office:value-type="string">
            <text:p>MEX</text:p>
          </table:table-cell>
          <table:table-cell office:value-type="string">
            <text:p>Mexico</text:p>
          </table:table-cell>
          <table:table-cell office:value-type="string">
            <text:p>2515</text:p>
          </table:table-cell>
        </table:table-row>
        <table:table-row>
          <table:table-cell office:value-type="string">
            <text:p>MHL</text:p>
          </table:table-cell>
          <table:table-cell office:value-type="string">
            <text:p>Marshall Islands</text:p>
          </table:table-cell>
          <table:table-cell office:value-type="string">
            <text:p>2507</text:p>
          </table:table-cell>
        </table:table-row>
        <table:table-row>
          <table:table-cell office:value-type="string">
            <text:p>MKD</text:p>
          </table:table-cell>
          <table:table-cell office:value-type="string">
            <text:p>Macedonia</text:p>
          </table:table-cell>
          <table:table-cell office:value-type="string">
            <text:p>2460</text:p>
          </table:table-cell>
        </table:table-row>
        <table:table-row>
          <table:table-cell office:value-type="string">
            <text:p>MLI</text:p>
          </table:table-cell>
          <table:table-cell office:value-type="string">
            <text:p>Mali</text:p>
          </table:table-cell>
          <table:table-cell office:value-type="string">
            <text:p>2482</text:p>
          </table:table-cell>
        </table:table-row>
        <table:table-row>
          <table:table-cell office:value-type="string">
            <text:p>MLT</text:p>
          </table:table-cell>
          <table:table-cell office:value-type="string">
            <text:p>Malta</text:p>
          </table:table-cell>
          <table:table-cell office:value-type="string">
            <text:p>2484</text:p>
          </table:table-cell>
        </table:table-row>
        <table:table-row>
          <table:table-cell office:value-type="string">
            <text:p>MMR</text:p>
          </table:table-cell>
          <table:table-cell office:value-type="string">
            <text:p>Myanmar</text:p>
          </table:table-cell>
          <table:table-cell office:value-type="string">
            <text:p>2710</text:p>
          </table:table-cell>
        </table:table-row>
        <table:table-row>
          <table:table-cell office:value-type="string">
            <text:p>MNG</text:p>
          </table:table-cell>
          <table:table-cell office:value-type="string">
            <text:p>Mongolia</text:p>
          </table:table-cell>
          <table:table-cell office:value-type="string">
            <text:p>2696</text:p>
          </table:table-cell>
        </table:table-row>
        <table:table-row>
          <table:table-cell office:value-type="string">
            <text:p>MNP</text:p>
          </table:table-cell>
          <table:table-cell office:value-type="string">
            <text:p>Northern Mariana Islands</text:p>
          </table:table-cell>
          <table:table-cell office:value-type="string">
            <text:p>2913</text:p>
          </table:table-cell>
        </table:table-row>
        <table:table-row>
          <table:table-cell office:value-type="string">
            <text:p>MOZ</text:p>
          </table:table-cell>
          <table:table-cell office:value-type="string">
            <text:p>Mozambique</text:p>
          </table:table-cell>
          <table:table-cell office:value-type="string">
            <text:p>2698</text:p>
          </table:table-cell>
        </table:table-row>
        <table:table-row>
          <table:table-cell office:value-type="string">
            <text:p>MRT</text:p>
          </table:table-cell>
          <table:table-cell office:value-type="string">
            <text:p>Mauritania</text:p>
          </table:table-cell>
          <table:table-cell office:value-type="string">
            <text:p>2509</text:p>
          </table:table-cell>
        </table:table-row>
        <table:table-row>
          <table:table-cell office:value-type="string">
            <text:p>MSR</text:p>
          </table:table-cell>
          <table:table-cell office:value-type="string">
            <text:p>Montserrat</text:p>
          </table:table-cell>
          <table:table-cell office:value-type="string">
            <text:p>2697</text:p>
          </table:table-cell>
        </table:table-row>
        <table:table-row>
          <table:table-cell office:value-type="string">
            <text:p>MTQ</text:p>
          </table:table-cell>
          <table:table-cell office:value-type="string">
            <text:p>Martinique</text:p>
          </table:table-cell>
          <table:table-cell office:value-type="string">
            <text:p>2508</text:p>
          </table:table-cell>
        </table:table-row>
        <table:table-row>
          <table:table-cell office:value-type="string">
            <text:p>MUS</text:p>
          </table:table-cell>
          <table:table-cell office:value-type="string">
            <text:p>Mauritius</text:p>
          </table:table-cell>
          <table:table-cell office:value-type="string">
            <text:p>2511</text:p>
          </table:table-cell>
        </table:table-row>
        <table:table-row>
          <table:table-cell office:value-type="string">
            <text:p>MWI</text:p>
          </table:table-cell>
          <table:table-cell office:value-type="string">
            <text:p>Malawi</text:p>
          </table:table-cell>
          <table:table-cell office:value-type="string">
            <text:p>2462</text:p>
          </table:table-cell>
        </table:table-row>
        <table:table-row>
          <table:table-cell office:value-type="string">
            <text:p>MYS</text:p>
          </table:table-cell>
          <table:table-cell office:value-type="string">
            <text:p>Malaysia</text:p>
          </table:table-cell>
          <table:table-cell office:value-type="string">
            <text:p>2464</text:p>
          </table:table-cell>
        </table:table-row>
        <table:table-row>
          <table:table-cell office:value-type="string">
            <text:p>MYT</text:p>
          </table:table-cell>
          <table:table-cell office:value-type="string">
            <text:p>Mayotte</text:p>
          </table:table-cell>
          <table:table-cell office:value-type="string">
            <text:p>2514</text:p>
          </table:table-cell>
        </table:table-row>
        <table:table-row>
          <table:table-cell office:value-type="string">
            <text:p>NAM</text:p>
          </table:table-cell>
          <table:table-cell office:value-type="string">
            <text:p>Namibia</text:p>
          </table:table-cell>
          <table:table-cell office:value-type="string">
            <text:p>2726</text:p>
          </table:table-cell>
        </table:table-row>
        <table:table-row>
          <table:table-cell office:value-type="string">
            <text:p>NCL</text:p>
          </table:table-cell>
          <table:table-cell office:value-type="string">
            <text:p>New Caledonia</text:p>
          </table:table-cell>
          <table:table-cell office:value-type="string">
            <text:p>3493</text:p>
          </table:table-cell>
        </table:table-row>
        <table:table-row>
          <table:table-cell office:value-type="string">
            <text:p>NER</text:p>
          </table:table-cell>
          <table:table-cell office:value-type="string">
            <text:p>Niger</text:p>
          </table:table-cell>
          <table:table-cell office:value-type="string">
            <text:p>2738</text:p>
          </table:table-cell>
        </table:table-row>
        <table:table-row>
          <table:table-cell office:value-type="string">
            <text:p>NFK</text:p>
          </table:table-cell>
          <table:table-cell office:value-type="string">
            <text:p>Norfolk Island</text:p>
          </table:table-cell>
          <table:table-cell office:value-type="string">
            <text:p>2806</text:p>
          </table:table-cell>
        </table:table-row>
        <table:table-row>
          <table:table-cell office:value-type="string">
            <text:p>NGA</text:p>
          </table:table-cell>
          <table:table-cell office:value-type="string">
            <text:p>Nigeria</text:p>
          </table:table-cell>
          <table:table-cell office:value-type="string">
            <text:p>2754</text:p>
          </table:table-cell>
        </table:table-row>
        <table:table-row>
          <table:table-cell office:value-type="string">
            <text:p>NIC</text:p>
          </table:table-cell>
          <table:table-cell office:value-type="string">
            <text:p>Nicaragua</text:p>
          </table:table-cell>
          <table:table-cell office:value-type="string">
            <text:p>2734</text:p>
          </table:table-cell>
        </table:table-row>
        <table:table-row>
          <table:table-cell office:value-type="string">
            <text:p>NIU</text:p>
          </table:table-cell>
          <table:table-cell office:value-type="string">
            <text:p>Niue</text:p>
          </table:table-cell>
          <table:table-cell office:value-type="string">
            <text:p>2805</text:p>
          </table:table-cell>
        </table:table-row>
        <table:table-row>
          <table:table-cell office:value-type="string">
            <text:p>NLD</text:p>
          </table:table-cell>
          <table:table-cell office:value-type="string">
            <text:p>Netherlands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NOR</text:p>
          </table:table-cell>
          <table:table-cell office:value-type="string">
            <text:p>Norway</text:p>
          </table:table-cell>
          <table:table-cell office:value-type="string">
            <text:p>2807</text:p>
          </table:table-cell>
        </table:table-row>
        <table:table-row>
          <table:table-cell office:value-type="string">
            <text:p>NPL</text:p>
          </table:table-cell>
          <table:table-cell office:value-type="string">
            <text:p>Nepal</text:p>
          </table:table-cell>
          <table:table-cell office:value-type="string">
            <text:p>2729</text:p>
          </table:table-cell>
        </table:table-row>
        <table:table-row>
          <table:table-cell office:value-type="string">
            <text:p>NRU</text:p>
          </table:table-cell>
          <table:table-cell office:value-type="string">
            <text:p>Nauru</text:p>
          </table:table-cell>
          <table:table-cell office:value-type="string">
            <text:p>2728</text:p>
          </table:table-cell>
        </table:table-row>
        <table:table-row>
          <table:table-cell office:value-type="string">
            <text:p>NZL</text:p>
          </table:table-cell>
          <table:table-cell office:value-type="string">
            <text:p>New Zealand</text:p>
          </table:table-cell>
          <table:table-cell office:value-type="string">
            <text:p>3499</text:p>
          </table:table-cell>
        </table:table-row>
        <table:table-row>
          <table:table-cell office:value-type="string">
            <text:p>OMN</text:p>
          </table:table-cell>
          <table:table-cell office:value-type="string">
            <text:p>Oman</text:p>
          </table:table-cell>
          <table:table-cell office:value-type="string">
            <text:p>2821</text:p>
          </table:table-cell>
        </table:table-row>
        <table:table-row>
          <table:table-cell office:value-type="string">
            <text:p>PAK</text:p>
          </table:table-cell>
          <table:table-cell office:value-type="string">
            <text:p>Pakistan</text:p>
          </table:table-cell>
          <table:table-cell office:value-type="string">
            <text:p>2831</text:p>
          </table:table-cell>
        </table:table-row>
        <table:table-row>
          <table:table-cell office:value-type="string">
            <text:p>PAN</text:p>
          </table:table-cell>
          <table:table-cell office:value-type="string">
            <text:p>Panama</text:p>
          </table:table-cell>
          <table:table-cell office:value-type="string">
            <text:p>2882</text:p>
          </table:table-cell>
        </table:table-row>
        <table:table-row>
          <table:table-cell office:value-type="string">
            <text:p>PCN</text:p>
          </table:table-cell>
          <table:table-cell office:value-type="string">
            <text:p>Pitcairn</text:p>
          </table:table-cell>
          <table:table-cell office:value-type="string">
            <text:p>2912</text:p>
          </table:table-cell>
        </table:table-row>
        <table:table-row>
          <table:table-cell office:value-type="string">
            <text:p>PER</text:p>
          </table:table-cell>
          <table:table-cell office:value-type="string">
            <text:p>Peru</text:p>
          </table:table-cell>
          <table:table-cell office:value-type="string">
            <text:p>2890</text:p>
          </table:table-cell>
        </table:table-row>
        <table:table-row>
          <table:table-cell office:value-type="string">
            <text:p>PHL</text:p>
          </table:table-cell>
          <table:table-cell office:value-type="string">
            <text:p>Philippines</text:p>
          </table:table-cell>
          <table:table-cell office:value-type="string">
            <text:p>766</text:p>
          </table:table-cell>
        </table:table-row>
        <table:table-row>
          <table:table-cell office:value-type="string">
            <text:p>PLW</text:p>
          </table:table-cell>
          <table:table-cell office:value-type="string">
            <text:p>Palau</text:p>
          </table:table-cell>
          <table:table-cell office:value-type="string">
            <text:p>2881</text:p>
          </table:table-cell>
        </table:table-row>
        <table:table-row>
          <table:table-cell office:value-type="string">
            <text:p>PNG</text:p>
          </table:table-cell>
          <table:table-cell office:value-type="string">
            <text:p>Papua New Guinea</text:p>
          </table:table-cell>
          <table:table-cell office:value-type="string">
            <text:p>2884</text:p>
          </table:table-cell>
        </table:table-row>
        <table:table-row>
          <table:table-cell office:value-type="string">
            <text:p>POL</text:p>
          </table:table-cell>
          <table:table-cell office:value-type="string">
            <text:p>Poland</text:p>
          </table:table-cell>
          <table:table-cell office:value-type="string">
            <text:p>2928</text:p>
          </table:table-cell>
        </table:table-row>
        <table:table-row>
          <table:table-cell office:value-type="string">
            <text:p>PRI</text:p>
          </table:table-cell>
          <table:table-cell office:value-type="string">
            <text:p>Puerto Rico</text:p>
          </table:table-cell>
          <table:table-cell office:value-type="string">
            <text:p>2919</text:p>
          </table:table-cell>
        </table:table-row>
        <table:table-row>
          <table:table-cell office:value-type="string">
            <text:p>PRK</text:p>
          </table:table-cell>
          <table:table-cell office:value-type="string">
            <text:p>North Korea</text:p>
          </table:table-cell>
          <table:table-cell office:value-type="string">
            <text:p>2318</text:p>
          </table:table-cell>
        </table:table-row>
        <table:table-row>
          <table:table-cell office:value-type="string">
            <text:p>PRT</text:p>
          </table:table-cell>
          <table:table-cell office:value-type="string">
            <text:p>Portugal</text:p>
          </table:table-cell>
          <table:table-cell office:value-type="string">
            <text:p>2914</text:p>
          </table:table-cell>
        </table:table-row>
        <table:table-row>
          <table:table-cell office:value-type="string">
            <text:p>PRY</text:p>
          </table:table-cell>
          <table:table-cell office:value-type="string">
            <text:p>Paraguay</text:p>
          </table:table-cell>
          <table:table-cell office:value-type="string">
            <text:p>2885</text:p>
          </table:table-cell>
        </table:table-row>
        <table:table-row>
          <table:table-cell office:value-type="string">
            <text:p>PSE</text:p>
          </table:table-cell>
          <table:table-cell office:value-type="string">
            <text:p>Palestine</text:p>
          </table:table-cell>
          <table:table-cell office:value-type="string">
            <text:p>4074</text:p>
          </table:table-cell>
        </table:table-row>
        <table:table-row>
          <table:table-cell office:value-type="string">
            <text:p>PYF</text:p>
          </table:table-cell>
          <table:table-cell office:value-type="string">
            <text:p>French Polynesia</text:p>
          </table:table-cell>
          <table:table-cell office:value-type="string">
            <text:p>3016</text:p>
          </table:table-cell>
        </table:table-row>
        <table:table-row>
          <table:table-cell office:value-type="string">
            <text:p>QAT</text:p>
          </table:table-cell>
          <table:table-cell office:value-type="string">
            <text:p>Qatar</text:p>
          </table:table-cell>
          <table:table-cell office:value-type="string">
            <text:p>2973</text:p>
          </table:table-cell>
        </table:table-row>
        <table:table-row>
          <table:table-cell office:value-type="string">
            <text:p>REU</text:p>
          </table:table-cell>
          <table:table-cell office:value-type="string">
            <text:p>Réunion</text:p>
          </table:table-cell>
          <table:table-cell office:value-type="string">
            <text:p>3017</text:p>
          </table:table-cell>
        </table:table-row>
        <table:table-row>
          <table:table-cell office:value-type="string">
            <text:p>ROM</text:p>
          </table:table-cell>
          <table:table-cell office:value-type="string">
            <text:p>Romania</text:p>
          </table:table-cell>
          <table:table-cell office:value-type="string">
            <text:p>3018</text:p>
          </table:table-cell>
        </table:table-row>
        <table:table-row>
          <table:table-cell office:value-type="string">
            <text:p>RUS</text:p>
          </table:table-cell>
          <table:table-cell office:value-type="string">
            <text:p>Russian Federation</text:p>
          </table:table-cell>
          <table:table-cell office:value-type="string">
            <text:p>3580</text:p>
          </table:table-cell>
        </table:table-row>
        <table:table-row>
          <table:table-cell office:value-type="string">
            <text:p>RWA</text:p>
          </table:table-cell>
          <table:table-cell office:value-type="string">
            <text:p>Rwanda</text:p>
          </table:table-cell>
          <table:table-cell office:value-type="string">
            <text:p>3047</text:p>
          </table:table-cell>
        </table:table-row>
        <table:table-row>
          <table:table-cell office:value-type="string">
            <text:p>SAU</text:p>
          </table:table-cell>
          <table:table-cell office:value-type="string">
            <text:p>Saudi Arabia</text:p>
          </table:table-cell>
          <table:table-cell office:value-type="string">
            <text:p>3173</text:p>
          </table:table-cell>
        </table:table-row>
        <table:table-row>
          <table:table-cell office:value-type="string">
            <text:p>SDN</text:p>
          </table:table-cell>
          <table:table-cell office:value-type="string">
            <text:p>Sudan</text:p>
          </table:table-cell>
          <table:table-cell office:value-type="string">
            <text:p>3225</text:p>
          </table:table-cell>
        </table:table-row>
        <table:table-row>
          <table:table-cell office:value-type="string">
            <text:p>SEN</text:p>
          </table:table-cell>
          <table:table-cell office:value-type="string">
            <text:p>Senegal</text:p>
          </table:table-cell>
          <table:table-cell office:value-type="string">
            <text:p>3198</text:p>
          </table:table-cell>
        </table:table-row>
        <table:table-row>
          <table:table-cell office:value-type="string">
            <text:p>SGP</text:p>
          </table:table-cell>
          <table:table-cell office:value-type="string">
            <text:p>Singapore</text:p>
          </table:table-cell>
          <table:table-cell office:value-type="string">
            <text:p>3208</text:p>
          </table:table-cell>
        </table:table-row>
        <table:table-row>
          <table:table-cell office:value-type="string">
            <text:p>SGS</text:p>
          </table:table-cell>
          <table:table-cell office:value-type="string">
            <text:p>South Georgia and the South Sandwich Islands</text:p>
          </table:table-cell>
          <table:table-cell/>
        </table:table-row>
        <table:table-row>
          <table:table-cell office:value-type="string">
            <text:p>SHN</text:p>
          </table:table-cell>
          <table:table-cell office:value-type="string">
            <text:p>Saint Helena</text:p>
          </table:table-cell>
          <table:table-cell office:value-type="string">
            <text:p>3063</text:p>
          </table:table-cell>
        </table:table-row>
        <table:table-row>
          <table:table-cell office:value-type="string">
            <text:p>SJM</text:p>
          </table:table-cell>
          <table:table-cell office:value-type="string">
            <text:p>Svalbard and Jan Mayen</text:p>
          </table:table-cell>
          <table:table-cell office:value-type="string">
            <text:p>938</text:p>
          </table:table-cell>
        </table:table-row>
        <table:table-row>
          <table:table-cell office:value-type="string">
            <text:p>SLB</text:p>
          </table:table-cell>
          <table:table-cell office:value-type="string">
            <text:p>Solomon Islands</text:p>
          </table:table-cell>
          <table:table-cell office:value-type="string">
            <text:p>3161</text:p>
          </table:table-cell>
        </table:table-row>
        <table:table-row>
          <table:table-cell office:value-type="string">
            <text:p>SLE</text:p>
          </table:table-cell>
          <table:table-cell office:value-type="string">
            <text:p>Sierra Leone</text:p>
          </table:table-cell>
          <table:table-cell office:value-type="string">
            <text:p>3207</text:p>
          </table:table-cell>
        </table:table-row>
        <table:table-row>
          <table:table-cell office:value-type="string">
            <text:p>SLV</text:p>
          </table:table-cell>
          <table:table-cell office:value-type="string">
            <text:p>El Salvador</text:p>
          </table:table-cell>
          <table:table-cell office:value-type="string">
            <text:p>645</text:p>
          </table:table-cell>
        </table:table-row>
        <table:table-row>
          <table:table-cell office:value-type="string">
            <text:p>SMR</text:p>
          </table:table-cell>
          <table:table-cell office:value-type="string">
            <text:p>San Marino</text:p>
          </table:table-cell>
          <table:table-cell office:value-type="string">
            <text:p>3171</text:p>
          </table:table-cell>
        </table:table-row>
        <table:table-row>
          <table:table-cell office:value-type="string">
            <text:p>SOM</text:p>
          </table:table-cell>
          <table:table-cell office:value-type="string">
            <text:p>Somalia</text:p>
          </table:table-cell>
          <table:table-cell office:value-type="string">
            <text:p>3214</text:p>
          </table:table-cell>
        </table:table-row>
        <table:table-row>
          <table:table-cell office:value-type="string">
            <text:p>SPM</text:p>
          </table:table-cell>
          <table:table-cell office:value-type="string">
            <text:p>Saint Pierre and Miquelon</text:p>
          </table:table-cell>
          <table:table-cell office:value-type="string">
            <text:p>3067</text:p>
          </table:table-cell>
        </table:table-row>
        <table:table-row>
          <table:table-cell office:value-type="string">
            <text:p>STP</text:p>
          </table:table-cell>
          <table:table-cell office:value-type="string">
            <text:p>Sao Tome and Principe</text:p>
          </table:table-cell>
          <table:table-cell office:value-type="string">
            <text:p>3172</text:p>
          </table:table-cell>
        </table:table-row>
        <table:table-row>
          <table:table-cell office:value-type="string">
            <text:p>SUR</text:p>
          </table:table-cell>
          <table:table-cell office:value-type="string">
            <text:p>Suriname</text:p>
          </table:table-cell>
          <table:table-cell office:value-type="string">
            <text:p>3243</text:p>
          </table:table-cell>
        </table:table-row>
        <table:table-row>
          <table:table-cell office:value-type="string">
            <text:p>SVK</text:p>
          </table:table-cell>
          <table:table-cell office:value-type="string">
            <text:p>Slovakia</text:p>
          </table:table-cell>
          <table:table-cell office:value-type="string">
            <text:p>3209</text:p>
          </table:table-cell>
        </table:table-row>
        <table:table-row>
          <table:table-cell office:value-type="string">
            <text:p>SVN</text:p>
          </table:table-cell>
          <table:table-cell office:value-type="string">
            <text:p>Slovenia</text:p>
          </table:table-cell>
          <table:table-cell office:value-type="string">
            <text:p>3212</text:p>
          </table:table-cell>
        </table:table-row>
        <table:table-row>
          <table:table-cell office:value-type="string">
            <text:p>SWE</text:p>
          </table:table-cell>
          <table:table-cell office:value-type="string">
            <text:p>Sweden</text:p>
          </table:table-cell>
          <table:table-cell office:value-type="string">
            <text:p>3048</text:p>
          </table:table-cell>
        </table:table-row>
        <table:table-row>
          <table:table-cell office:value-type="string">
            <text:p>SWZ</text:p>
          </table:table-cell>
          <table:table-cell office:value-type="string">
            <text:p>Swaziland</text:p>
          </table:table-cell>
          <table:table-cell office:value-type="string">
            <text:p>3244</text:p>
          </table:table-cell>
        </table:table-row>
        <table:table-row>
          <table:table-cell office:value-type="string">
            <text:p>SYC</text:p>
          </table:table-cell>
          <table:table-cell office:value-type="string">
            <text:p>Seychelles</text:p>
          </table:table-cell>
          <table:table-cell office:value-type="string">
            <text:p>3206</text:p>
          </table:table-cell>
        </table:table-row>
        <table:table-row>
          <table:table-cell office:value-type="string">
            <text:p>SYR</text:p>
          </table:table-cell>
          <table:table-cell office:value-type="string">
            <text:p>Syria</text:p>
          </table:table-cell>
          <table:table-cell office:value-type="string">
            <text:p>3250</text:p>
          </table:table-cell>
        </table:table-row>
        <table:table-row>
          <table:table-cell office:value-type="string">
            <text:p>TCA</text:p>
          </table:table-cell>
          <table:table-cell office:value-type="string">
            <text:p>Turks and Caicos Islands</text:p>
          </table:table-cell>
          <table:table-cell office:value-type="string">
            <text:p>3423</text:p>
          </table:table-cell>
        </table:table-row>
        <table:table-row>
          <table:table-cell office:value-type="string">
            <text:p>TCD</text:p>
          </table:table-cell>
          <table:table-cell office:value-type="string">
            <text:p>Chad</text:p>
          </table:table-cell>
          <table:table-cell office:value-type="string">
            <text:p>3337</text:p>
          </table:table-cell>
        </table:table-row>
        <table:table-row>
          <table:table-cell office:value-type="string">
            <text:p>TGO</text:p>
          </table:table-cell>
          <table:table-cell office:value-type="string">
            <text:p>Togo</text:p>
          </table:table-cell>
          <table:table-cell office:value-type="string">
            <text:p>3332</text:p>
          </table:table-cell>
        </table:table-row>
        <table:table-row>
          <table:table-cell office:value-type="string">
            <text:p>THA</text:p>
          </table:table-cell>
          <table:table-cell office:value-type="string">
            <text:p>Thailand</text:p>
          </table:table-cell>
          <table:table-cell office:value-type="string">
            <text:p>3320</text:p>
          </table:table-cell>
        </table:table-row>
        <table:table-row>
          <table:table-cell office:value-type="string">
            <text:p>TJK</text:p>
          </table:table-cell>
          <table:table-cell office:value-type="string">
            <text:p>Tajikistan</text:p>
          </table:table-cell>
          <table:table-cell office:value-type="string">
            <text:p>3261</text:p>
          </table:table-cell>
        </table:table-row>
        <table:table-row>
          <table:table-cell office:value-type="string">
            <text:p>TKL</text:p>
          </table:table-cell>
          <table:table-cell office:value-type="string">
            <text:p>Tokelau</text:p>
          </table:table-cell>
          <table:table-cell office:value-type="string">
            <text:p>3333</text:p>
          </table:table-cell>
        </table:table-row>
        <table:table-row>
          <table:table-cell office:value-type="string">
            <text:p>TKM</text:p>
          </table:table-cell>
          <table:table-cell office:value-type="string">
            <text:p>Turkmenistan</text:p>
          </table:table-cell>
          <table:table-cell office:value-type="string">
            <text:p>3419</text:p>
          </table:table-cell>
        </table:table-row>
        <table:table-row>
          <table:table-cell office:value-type="string">
            <text:p>TMP</text:p>
          </table:table-cell>
          <table:table-cell office:value-type="string">
            <text:p>East Timor</text:p>
          </table:table-cell>
          <table:table-cell office:value-type="string">
            <text:p>1522</text:p>
          </table:table-cell>
        </table:table-row>
        <table:table-row>
          <table:table-cell office:value-type="string">
            <text:p>TON</text:p>
          </table:table-cell>
          <table:table-cell office:value-type="string">
            <text:p>Tonga</text:p>
          </table:table-cell>
          <table:table-cell office:value-type="string">
            <text:p>3334</text:p>
          </table:table-cell>
        </table:table-row>
        <table:table-row>
          <table:table-cell office:value-type="string">
            <text:p>TTO</text:p>
          </table:table-cell>
          <table:table-cell office:value-type="string">
            <text:p>Trinidad and Tobago</text:p>
          </table:table-cell>
          <table:table-cell office:value-type="string">
            <text:p>3336</text:p>
          </table:table-cell>
        </table:table-row>
        <table:table-row>
          <table:table-cell office:value-type="string">
            <text:p>TUN</text:p>
          </table:table-cell>
          <table:table-cell office:value-type="string">
            <text:p>Tunisia</text:p>
          </table:table-cell>
          <table:table-cell office:value-type="string">
            <text:p>3349</text:p>
          </table:table-cell>
        </table:table-row>
        <table:table-row>
          <table:table-cell office:value-type="string">
            <text:p>TUR</text:p>
          </table:table-cell>
          <table:table-cell office:value-type="string">
            <text:p>Turkey</text:p>
          </table:table-cell>
          <table:table-cell office:value-type="string">
            <text:p>3358</text:p>
          </table:table-cell>
        </table:table-row>
        <table:table-row>
          <table:table-cell office:value-type="string">
            <text:p>TUV</text:p>
          </table:table-cell>
          <table:table-cell office:value-type="string">
            <text:p>Tuvalu</text:p>
          </table:table-cell>
          <table:table-cell office:value-type="string">
            <text:p>3424</text:p>
          </table:table-cell>
        </table:table-row>
        <table:table-row>
          <table:table-cell office:value-type="string">
            <text:p>TWN</text:p>
          </table:table-cell>
          <table:table-cell office:value-type="string">
            <text:p>Taiwan</text:p>
          </table:table-cell>
          <table:table-cell office:value-type="string">
            <text:p>3263</text:p>
          </table:table-cell>
        </table:table-row>
        <table:table-row>
          <table:table-cell office:value-type="string">
            <text:p>TZA</text:p>
          </table:table-cell>
          <table:table-cell office:value-type="string">
            <text:p>Tanzania</text:p>
          </table:table-cell>
          <table:table-cell office:value-type="string">
            <text:p>3306</text:p>
          </table:table-cell>
        </table:table-row>
        <table:table-row>
          <table:table-cell office:value-type="string">
            <text:p>UGA</text:p>
          </table:table-cell>
          <table:table-cell office:value-type="string">
            <text:p>Uganda</text:p>
          </table:table-cell>
          <table:table-cell office:value-type="string">
            <text:p>3425</text:p>
          </table:table-cell>
        </table:table-row>
        <table:table-row>
          <table:table-cell office:value-type="string">
            <text:p>UKR</text:p>
          </table:table-cell>
          <table:table-cell office:value-type="string">
            <text:p>Ukraine</text:p>
          </table:table-cell>
          <table:table-cell office:value-type="string">
            <text:p>3426</text:p>
          </table:table-cell>
        </table:table-row>
        <table:table-row>
          <table:table-cell office:value-type="string">
            <text:p>UMI</text:p>
          </table:table-cell>
          <table:table-cell office:value-type="string">
            <text:p>United States Minor Outlying Islands</text:p>
          </table:table-cell>
          <table:table-cell/>
        </table:table-row>
        <table:table-row>
          <table:table-cell office:value-type="string">
            <text:p>URY</text:p>
          </table:table-cell>
          <table:table-cell office:value-type="string">
            <text:p>Uruguay</text:p>
          </table:table-cell>
          <table:table-cell office:value-type="string">
            <text:p>3492</text:p>
          </table:table-cell>
        </table:table-row>
        <table:table-row>
          <table:table-cell office:value-type="string">
            <text:p>USA</text:p>
          </table:table-cell>
          <table:table-cell office:value-type="string">
            <text:p>United States</text:p>
          </table:table-cell>
          <table:table-cell office:value-type="string">
            <text:p>3813</text:p>
          </table:table-cell>
        </table:table-row>
        <table:table-row>
          <table:table-cell office:value-type="string">
            <text:p>UZB</text:p>
          </table:table-cell>
          <table:table-cell office:value-type="string">
            <text:p>Uzbekistan</text:p>
          </table:table-cell>
          <table:table-cell office:value-type="string">
            <text:p>3503</text:p>
          </table:table-cell>
        </table:table-row>
        <table:table-row>
          <table:table-cell office:value-type="string">
            <text:p>VAT</text:p>
          </table:table-cell>
          <table:table-cell office:value-type="string">
            <text:p>Holy See (Vatican City State)</text:p>
          </table:table-cell>
          <table:table-cell office:value-type="string">
            <text:p>3538</text:p>
          </table:table-cell>
        </table:table-row>
        <table:table-row>
          <table:table-cell office:value-type="string">
            <text:p>VCT</text:p>
          </table:table-cell>
          <table:table-cell office:value-type="string">
            <text:p>Saint Vincent and the Grenadines</text:p>
          </table:table-cell>
          <table:table-cell office:value-type="string">
            <text:p>3066</text:p>
          </table:table-cell>
        </table:table-row>
        <table:table-row>
          <table:table-cell office:value-type="string">
            <text:p>VEN</text:p>
          </table:table-cell>
          <table:table-cell office:value-type="string">
            <text:p>Venezuela</text:p>
          </table:table-cell>
          <table:table-cell office:value-type="string">
            <text:p>3539</text:p>
          </table:table-cell>
        </table:table-row>
        <table:table-row>
          <table:table-cell office:value-type="string">
            <text:p>VGB</text:p>
          </table:table-cell>
          <table:table-cell office:value-type="string">
            <text:p>Virgin Islands, British</text:p>
          </table:table-cell>
          <table:table-cell office:value-type="string">
            <text:p>537</text:p>
          </table:table-cell>
        </table:table-row>
        <table:table-row>
          <table:table-cell office:value-type="string">
            <text:p>VIR</text:p>
          </table:table-cell>
          <table:table-cell office:value-type="string">
            <text:p>Virgin Islands, U.S.</text:p>
          </table:table-cell>
          <table:table-cell office:value-type="string">
            <text:p>4067</text:p>
          </table:table-cell>
        </table:table-row>
        <table:table-row>
          <table:table-cell office:value-type="string">
            <text:p>VNM</text:p>
          </table:table-cell>
          <table:table-cell office:value-type="string">
            <text:p>Vietnam</text:p>
          </table:table-cell>
          <table:table-cell office:value-type="string">
            <text:p>3770</text:p>
          </table:table-cell>
        </table:table-row>
        <table:table-row>
          <table:table-cell office:value-type="string">
            <text:p>VUT</text:p>
          </table:table-cell>
          <table:table-cell office:value-type="string">
            <text:p>Vanuatu</text:p>
          </table:table-cell>
          <table:table-cell office:value-type="string">
            <text:p>3537</text:p>
          </table:table-cell>
        </table:table-row>
        <table:table-row>
          <table:table-cell office:value-type="string">
            <text:p>WLF</text:p>
          </table:table-cell>
          <table:table-cell office:value-type="string">
            <text:p>Wallis and Futuna</text:p>
          </table:table-cell>
          <table:table-cell office:value-type="string">
            <text:p>3536</text:p>
          </table:table-cell>
        </table:table-row>
        <table:table-row>
          <table:table-cell office:value-type="string">
            <text:p>WSM</text:p>
          </table:table-cell>
          <table:table-cell office:value-type="string">
            <text:p>Samoa</text:p>
          </table:table-cell>
          <table:table-cell office:value-type="string">
            <text:p>3169</text:p>
          </table:table-cell>
        </table:table-row>
        <table:table-row>
          <table:table-cell office:value-type="string">
            <text:p>YEM</text:p>
          </table:table-cell>
          <table:table-cell office:value-type="string">
            <text:p>Yemen</text:p>
          </table:table-cell>
          <table:table-cell office:value-type="string">
            <text:p>1780</text:p>
          </table:table-cell>
        </table:table-row>
        <table:table-row>
          <table:table-cell office:value-type="string">
            <text:p>YUG</text:p>
          </table:table-cell>
          <table:table-cell office:value-type="string">
            <text:p>Yugoslavia</text:p>
          </table:table-cell>
          <table:table-cell office:value-type="string">
            <text:p>1792</text:p>
          </table:table-cell>
        </table:table-row>
        <table:table-row>
          <table:table-cell office:value-type="string">
            <text:p>ZAF</text:p>
          </table:table-cell>
          <table:table-cell office:value-type="string">
            <text:p>South Africa</text:p>
          </table:table-cell>
          <table:table-cell office:value-type="string">
            <text:p>716</text:p>
          </table:table-cell>
        </table:table-row>
        <table:table-row>
          <table:table-cell office:value-type="string">
            <text:p>ZMB</text:p>
          </table:table-cell>
          <table:table-cell office:value-type="string">
            <text:p>Zambia</text:p>
          </table:table-cell>
          <table:table-cell office:value-type="string">
            <text:p>3162</text:p>
          </table:table-cell>
        </table:table-row>
        <table:table-row>
          <table:table-cell office:value-type="string">
            <text:p>ZWE</text:p>
          </table:table-cell>
          <table:table-cell office:value-type="string">
            <text:p>Zimbabwe</text:p>
          </table:table-cell>
          <table:table-cell office:value-type="string">
            <text:p>40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